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2C7F2422.png" manifest:media-type="image/png"/>
  <manifest:file-entry manifest:full-path="Pictures/1000351400009698000054ABF11AC20D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5.767cm"/>
    </style:style>
    <style:style style:name="pr2" style:family="presentation" style:parent-style-name="LushGreen-subtitle">
      <style:graphic-properties draw:fill-color="#ffffff" fo:min-height="12.178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5.767cm" svg:x="1.979cm" svg:y="3.81cm" presentation:class="title" presentation:user-transformed="true">
          <draw:text-box>
            <text:p>Boost.Thread Introducti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 text:style-name="P1"><text:tab/><text:tab/><text:tab/><text:tab/><text:tab/><text:tab/><text:tab/><text:tab/><text:tab/><text:tab/><text:tab/><text:tab/><text:tab/>Minh Bui</text:p>
            <text:p text:style-name="P1">scj</text:p>
            <text:p text:style-name="P1">Episode 2 1/11/201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at is Boost ?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Boost installation @ Ubuntu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do apt-get install libboost-all-de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Launching Thread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utex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laying around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Sour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ainly taken from: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2C7F242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0:15:23.029217935</meta:creation-date>
    <dc:date>2014-11-01T09:34:32.994392056</dc:date>
    <meta:editing-duration>PT13H6M4S</meta:editing-duration>
    <meta:editing-cycles>131</meta:editing-cycles>
    <meta:generator>LibreOffice/4.2.4.2$Linux_x86 LibreOffice_project/420m0$Build-2</meta:generator>
    <meta:print-date>2014-10-25T12:48:16.944729929</meta:print-date>
    <meta:document-statistic meta:object-count="77"/>
  </office:meta>
</office:document-meta>
</file>